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72.43mm"/>
    </style:style>
    <style:style style:name="co2" style:family="table-column">
      <style:table-column-properties fo:break-before="auto" style:column-width="34.31mm"/>
    </style:style>
    <style:style style:name="co3" style:family="table-column">
      <style:table-column-properties fo:break-before="auto" style:column-width="30.5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90.1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800080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80008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1018" table:default-cell-style-name="Default"/>
        <table:table-row table:style-name="ro1">
          <table:table-cell office:value-type="string" calcext:value-type="string">
            <text:p>レンダリング名</text:p>
          </table:table-cell>
          <table:table-cell office:value-type="string" calcext:value-type="string">
            <text:p>シーケンスチェック</text:p>
          </table:table-cell>
          <table:table-cell office:value-type="string" calcext:value-type="string">
            <text:p>モーションチェック</text:p>
          </table:table-cell>
          <table:table-cell office:value-type="string" calcext:value-type="string">
            <text:p>AEタッチチェック</text:p>
          </table:table-cell>
          <table:table-cell office:value-type="string" calcext:value-type="string">
            <text:p>ＡＥ完了チェック</text:p>
          </table:table-cell>
          <table:table-cell office:value-type="string" calcext:value-type="string">
            <text:p>メモ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ut004.aep</text:p>
          </table:table-cell>
          <table:table-cell table:number-columns-repeated="3" table:style-name="ce2" office:value-type="string" calcext:value-type="string">
            <text:p>✓</text:p>
          </table:table-cell>
          <table:table-cell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04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4_nick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4_nick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4_liz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4_liz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4_nin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4_nin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4_robo&amp;jun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4_robo&amp;jun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05-A.aep</text:p>
          </table:table-cell>
          <table:table-cell table:number-columns-repeated="2" table:style-name="ce2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05-A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A_dragon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A_dragon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A_wolf_chara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A_wolf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05-B.aep</text:p>
          </table:table-cell>
          <table:table-cell table:number-columns-repeated="2" table:style-name="ce2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05-B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B_dragon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2"/>
          <table:table-cell office:value-type="string" calcext:value-type="string">
            <text:p>羽ばたき修正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t005-B_dragon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05-C.aep</text:p>
          </table:table-cell>
          <table:table-cell table:number-columns-repeated="2" table:style-name="ce2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05-C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C_wolf_chara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C_wolf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05-D.aep</text:p>
          </table:table-cell>
          <table:table-cell table:number-columns-repeated="2" table:style-name="ce2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05-D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D_dragon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D_dragon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D_wolf_chara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D_wolf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05-E.aep</text:p>
          </table:table-cell>
          <table:table-cell table:number-columns-repeated="2" table:style-name="ce2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05-E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E_wolf_chara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E_wolf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05-F.aep</text:p>
          </table:table-cell>
          <table:table-cell table:number-columns-repeated="2" table:style-name="ce2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05-F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F_dragon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F_dragon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F_wolf_chara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F_wolf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F_nick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F_nick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06-A.aep</text:p>
          </table:table-cell>
          <table:table-cell table:number-columns-repeated="3" table:style-name="ce2" office:value-type="string" calcext:value-type="string">
            <text:p>✓</text:p>
          </table:table-cell>
          <table:table-cell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06-A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6-A_nick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6-A_nick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6-A_liz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6-A_liz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6-A_nin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2"/>
          <table:table-cell office:value-type="string" calcext:value-type="string">
            <text:p>ニーナの腰から背中に剣のtrsを変更&amp;位置修正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t006-A_nin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6-A_robo&amp;jun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6-A_robo&amp;jun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06-B.aep</text:p>
          </table:table-cell>
          <table:table-cell table:number-columns-repeated="3" table:style-name="ce2" office:value-type="string" calcext:value-type="string">
            <text:p>✓</text:p>
          </table:table-cell>
          <table:table-cell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06-B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6-B_nick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6-B_nick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6-B_dragon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6-B_dragon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07.aep</text:p>
          </table:table-cell>
          <table:table-cell table:number-columns-repeated="3" table:style-name="ce2" office:value-type="string" calcext:value-type="string">
            <text:p>✓</text:p>
          </table:table-cell>
          <table:table-cell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07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7_nick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7_nick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7_nin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2"/>
          <table:table-cell office:value-type="string" calcext:value-type="string">
            <text:p>ニーナの腰から背中に剣のtrsを変更&amp;位置修正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t007_nin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08.aep</text:p>
          </table:table-cell>
          <table:table-cell table:number-columns-repeated="3" table:style-name="ce2" office:value-type="string" calcext:value-type="string">
            <text:p>✓</text:p>
          </table:table-cell>
          <table:table-cell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08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8_nick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2"/>
          <table:table-cell office:value-type="string" calcext:value-type="string">
            <text:p>マフラーめり込み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t008_nick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8_dragon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8_dragon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09.aep</text:p>
          </table:table-cell>
          <table:table-cell table:number-columns-repeated="3" table:style-name="ce2" office:value-type="string" calcext:value-type="string">
            <text:p>✓</text:p>
          </table:table-cell>
          <table:table-cell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09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9_nick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9_nick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10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10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0_nick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0_nick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0_dragon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0_dragon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11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11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1_nick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1_nick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1_dragon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1_dragon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13.aep</text:p>
          </table:table-cell>
          <table:table-cell table:number-columns-repeated="3" table:style-name="ce2" office:value-type="string" calcext:value-type="string">
            <text:p>✓</text:p>
          </table:table-cell>
          <table:table-cell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13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3_nick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3_nick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3_liz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3_liz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14.aep</text:p>
          </table:table-cell>
          <table:table-cell table:number-columns-repeated="3" table:style-name="ce2" office:value-type="string" calcext:value-type="string">
            <text:p>✓</text:p>
          </table:table-cell>
          <table:table-cell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14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4_nick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4_nick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4_liz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4_liz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27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27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27_dragon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27_dragon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28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28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28_nick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28_nick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28_liz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28_liz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28_nin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28_nin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28_robo&amp;jun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28_robo&amp;jun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28_dragon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28_dragon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29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29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29_robo&amp;jun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29_robo&amp;jun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30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30-1chara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1chara_nick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1chara_nick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1chara_liz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1chara_nin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1chara_nin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1dra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1dra_dragon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1dra_dragon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1robo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1robo_robo&amp;jun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1robo_robo&amp;jun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2chara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2chara_nick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2chara_nick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2chara_liz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2chara_liz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2chara_nin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2chara_nin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2dra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2dra_dragon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2dra_dragon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2robo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2robo_robo&amp;jun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2robo_robo&amp;jun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3chara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3chara_nick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3chara_nick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3chara_liz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3chara_liz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3chara_nin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3chara_nin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3dra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3dra_dragon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3dra_dragon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3robo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3robo_robo&amp;jun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3robo_robo&amp;jun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4chara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4chara_nick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4chara_liz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4chara_liz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4chara_nin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4chara_nin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31.aep</text:p>
          </table:table-cell>
          <table:table-cell table:style-name="ce2" office:value-type="string" calcext:value-type="string">
            <text:p>✓</text:p>
          </table:table-cell>
          <table:table-cell table:style-name="ce2" office:value-type="string" calcext:value-type="string">
            <text:p>×</text:p>
          </table:table-cell>
          <table:table-cell table:style-name="ce2" table:number-columns-repeated="3"/>
          <table:table-cell table:style-name="ce3" table:number-columns-repeated="1018"/>
        </table:table-row>
        <table:table-row table:style-name="ro1">
          <table:table-cell office:value-type="string" calcext:value-type="string">
            <text:p>cut031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1_nick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1_nick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1_liz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1_liz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1_nin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1_nin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1_robo&amp;jun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1_robo&amp;jun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32.aep</text:p>
          </table:table-cell>
          <table:table-cell table:style-name="ce2" office:value-type="string" calcext:value-type="string">
            <text:p>✓</text:p>
          </table:table-cell>
          <table:table-cell table:style-name="ce2" office:value-type="string" calcext:value-type="string">
            <text:p>×</text:p>
          </table:table-cell>
          <table:table-cell table:style-name="ce2" table:number-columns-repeated="3"/>
          <table:table-cell table:style-name="ce3" table:number-columns-repeated="1018"/>
        </table:table-row>
        <table:table-row table:style-name="ro1">
          <table:table-cell office:value-type="string" calcext:value-type="string">
            <text:p>cut032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2_nick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2_nick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2_liz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2_liz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2_nin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2_nin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2_robo&amp;jun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2_robo&amp;jun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33-A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33-A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3-A_dragon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3-A_dragon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33-B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33-B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3-B_robo&amp;jun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3-B_robo&amp;jun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3-B_rocket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3-B_rocket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33-C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33-C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3-C_dragon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3-C_dragon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3-C_rocket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3-C_rocket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34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34_BG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4_liz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4_liz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4_nin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4_nin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4_robo&amp;jun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4_robo&amp;jun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35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35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5_dragon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5_dragon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36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36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6_nick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6_nick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6_liz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6_liz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6_nin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6_nin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6_robo&amp;jun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6_robo&amp;jun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37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37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7_nick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7_nick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7_dragon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7_dragon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38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38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8_nick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8_nick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39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39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9_nick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9_dragon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9_dragon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office:value-type="string" calcext:value-type="string">
            <text:p>nick_Pencil_c0</text:p>
            <text:p>liza_Pencil_c0</text:p>
            <text:p>nina_Pencil_c0</text:p>
            <text:p>robo&amp;juna_Pencil_c0</text:p>
            <text:p>dragon_Pencil_c0</text:p>
          </table:table-cell>
          <table:table-cell table:number-columns-repeated="1023"/>
        </table:table-row>
        <table:table-row table:style-name="ro1" table:number-rows-repeated="10483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ＭＳ Ｐ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6">0000/00/00</text:date>, <text:time style:data-style-name="N2" text:time-value="14:04:42.337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3T13:17:33.848000000</meta:creation-date>
    <dc:date>2020-02-16T17:50:47.576000000</dc:date>
    <meta:editing-duration>PT8H30M57S</meta:editing-duration>
    <meta:editing-cycles>9</meta:editing-cycles>
    <meta:generator>LibreOffice/6.2.2.2$Windows_X86_64 LibreOffice_project/2b840030fec2aae0fd2658d8d4f9548af4e3518d</meta:generator>
    <meta:document-statistic meta:table-count="1" meta:cell-count="777" meta:object-count="0"/>
  </office:meta>
</office:document-meta>
</file>